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108e3" officeooo:paragraph-rsid="001108e3"/>
    </style:style>
    <style:style style:name="P2" style:family="paragraph" style:parent-style-name="Standard">
      <style:text-properties officeooo:rsid="001370d3" officeooo:paragraph-rsid="001370d3"/>
    </style:style>
    <style:style style:name="T1" style:family="text">
      <style:text-properties officeooo:rsid="0011b15f"/>
    </style:style>
    <style:style style:name="T2" style:family="text">
      <style:text-properties officeooo:rsid="001370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trospeak board revisions</text:h>
      <text:p text:style-name="P2">While playing with the SP0256 and retroSpeak I’ve made a few revisions to the PCB </text:p>
      <text:p text:style-name="P1"/>
      <text:p text:style-name="P1">1.0 – First 5V MCP23S17. Found difficulty with powering with 5V with some power supplies. <text:span text:style-name="T2">Optional crystal oscillator for fixed frequency.</text:span></text:p>
      <text:p text:style-name="P1">1.1 – 3.3V MCP23S17</text:p>
      <text:p text:style-name="P1">1.2 – Isolated AGND and GND in an attempt to reduce audio noise. <text:span text:style-name="T1">Device stable with different PSUs</text:span></text:p>
      <text:p text:style-name="P1">1.3 – Allow stacking of boards – jumpers to change address of MCP23S17; multiplexed CE1 SPI enable for LTC6903, making it selectable per board. CE1 is OR’ed with a pin on the MCP23S17. A 2N7000 MOSFET is used to increase the logic level. Up to 4 retrospeak boards can be stacked. <text:span text:style-name="T2">Ditched fixed cryst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1:00:47.696631512</meta:creation-date>
    <dc:date>2015-02-19T10:19:11.244732671</dc:date>
    <meta:editing-duration>PT10M28S</meta:editing-duration>
    <meta:editing-cycles>3</meta:editing-cycles>
    <meta:generator>LibreOffice/4.3.5.2.0$Linux_X86_64 LibreOffice_project/430m0$Build-2</meta:generator>
    <meta:document-statistic meta:table-count="0" meta:image-count="0" meta:object-count="0" meta:page-count="1" meta:paragraph-count="6" meta:word-count="110" meta:character-count="665" meta:non-whitespace-character-count="555"/>
  </office:meta>
</office:document-meta>
</file>